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4" style:family="table-cell" style:parent-style-name="Default"/>
    <style:style style:name="ce18" style:family="table-cell" style:parent-style-name="Default" style:data-style-name="N11"/>
    <style:style style:name="ce13" style:family="table-cell" style:parent-style-name="Default"/>
    <style:style style:name="ce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 style:data-style-name="N11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default-cell-style-name="Default"/>
        <table:table-column table:style-name="co1" table:default-cell-style-name="ce24"/>
        <table:table-column table:style-name="co2" table:default-cell-style-name="ce24"/>
        <table:table-column table:style-name="co1" table:number-columns-repeated="2" table:default-cell-style-name="ce24"/>
        <table:table-column table:style-name="co1" table:default-cell-style-name="ce18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6000" calcext:value-type="float">
            <text:p>76000</text:p>
          </table:table-cell>
          <table:table-cell office:value-type="float" office:value="6610" calcext:value-type="float">
            <text:p>661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6000" calcext:value-type="float">
            <text:p>76000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6" calcext:value-type="float">
            <text:p>76</text:p>
          </table:table-cell>
          <table:table-cell office:value-type="float" office:value="920" calcext:value-type="float">
            <text:p>920</text:p>
          </table:table-cell>
          <table:table-cell office:value-type="float" office:value="606" calcext:value-type="float">
            <text:p>606</text:p>
          </table:table-cell>
          <table:table-cell table:formula="of:=SUM([.B3];[.D3])" office:value-type="float" office:value="682" calcext:value-type="float">
            <text:p>682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2" calcext:value-type="float">
            <text:p>92</text:p>
          </table:table-cell>
          <table:table-cell office:value-type="float" office:value="2390" calcext:value-type="float">
            <text:p>2390</text:p>
          </table:table-cell>
          <table:table-cell office:value-type="float" office:value="762" calcext:value-type="float">
            <text:p>762</text:p>
          </table:table-cell>
          <table:table-cell table:formula="of:=SUM([.B4];[.D4])" office:value-type="float" office:value="854" calcext:value-type="float">
            <text:p>854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51400" calcext:value-type="float">
            <text:p>51400</text:p>
          </table:table-cell>
          <table:table-cell office:value-type="float" office:value="2730" calcext:value-type="float">
            <text:p>2730</text:p>
          </table:table-cell>
          <table:table-cell office:value-type="float" office:value="10900" calcext:value-type="float">
            <text:p>10900</text:p>
          </table:table-cell>
          <table:table-cell table:formula="of:=SUM([.B5];[.D5])" office:value-type="float" office:value="62300" calcext:value-type="float">
            <text:p>623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4600" calcext:value-type="float">
            <text:p>4600</text:p>
          </table:table-cell>
          <table:table-cell office:value-type="float" office:value="56600" calcext:value-type="float">
            <text:p>56600</text:p>
          </table:table-cell>
          <table:table-cell office:value-type="float" office:value="1793000" calcext:value-type="float">
            <text:p>1793000</text:p>
          </table:table-cell>
          <table:table-cell table:formula="of:=SUM([.B6];[.D6])" office:value-type="float" office:value="1797600" calcext:value-type="float">
            <text:p>1797600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4890" calcext:value-type="float">
            <text:p>4890</text:p>
          </table:table-cell>
          <table:table-cell office:value-type="float" office:value="15600" calcext:value-type="float">
            <text:p>15600</text:p>
          </table:table-cell>
          <table:table-cell office:value-type="float" office:value="581000" calcext:value-type="float">
            <text:p>581000</text:p>
          </table:table-cell>
          <table:table-cell table:formula="of:=SUM([.B7];[.D7])" office:value-type="float" office:value="585890" calcext:value-type="float">
            <text:p>585890</text:p>
          </table:table-cell>
          <table:table-cell office:value-type="percentage" office:value="0.94" calcext:value-type="percentage">
            <text:p>94,00%</text:p>
          </table:table-cell>
        </table:table-row>
        <calcext:conditional-formats>
          <calcext:conditional-format calcext:target-range-address="'NFS-2023-TE'.F2:'NFS-2023-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FS-2023-TE'.B2:'NFS-2023-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NFS-2023-nTE" table:style-name="ta1">
        <table:table-column table:style-name="co1" table:default-cell-style-name="Default"/>
        <table:table-column table:style-name="co1" table:default-cell-style-name="ce13"/>
        <table:table-column table:style-name="co1" table:default-cell-style-name="ce4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9000" calcext:value-type="float">
            <text:p>7900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9000" calcext:value-type="float">
            <text:p>79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39" calcext:value-type="float">
            <text:p>139</text:p>
          </table:table-cell>
          <table:table-cell office:value-type="float" office:value="614" calcext:value-type="float">
            <text:p>614</text:p>
          </table:table-cell>
          <table:table-cell office:value-type="float" office:value="357" calcext:value-type="float">
            <text:p>357</text:p>
          </table:table-cell>
          <table:table-cell table:formula="of:=SUM([.B3];[.D3])" office:value-type="float" office:value="496" calcext:value-type="float">
            <text:p>496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56" calcext:value-type="float">
            <text:p>56</text:p>
          </table:table-cell>
          <table:table-cell office:value-type="float" office:value="2990" calcext:value-type="float">
            <text:p>2990</text:p>
          </table:table-cell>
          <table:table-cell office:value-type="float" office:value="728" calcext:value-type="float">
            <text:p>728</text:p>
          </table:table-cell>
          <table:table-cell table:formula="of:=SUM([.B4];[.D4])" office:value-type="float" office:value="784" calcext:value-type="float">
            <text:p>784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57500" calcext:value-type="float">
            <text:p>57500</text:p>
          </table:table-cell>
          <table:table-cell office:value-type="float" office:value="2510" calcext:value-type="float">
            <text:p>2510</text:p>
          </table:table-cell>
          <table:table-cell office:value-type="float" office:value="10200" calcext:value-type="float">
            <text:p>10200</text:p>
          </table:table-cell>
          <table:table-cell table:formula="of:=SUM([.B5];[.D5])" office:value-type="float" office:value="67700" calcext:value-type="float">
            <text:p>67700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5700" calcext:value-type="float">
            <text:p>5700</text:p>
          </table:table-cell>
          <table:table-cell office:value-type="float" office:value="97800" calcext:value-type="float">
            <text:p>97800</text:p>
          </table:table-cell>
          <table:table-cell office:value-type="float" office:value="2138000" calcext:value-type="float">
            <text:p>2138000</text:p>
          </table:table-cell>
          <table:table-cell table:formula="of:=SUM([.B6];[.D6])" office:value-type="float" office:value="2143700" calcext:value-type="float">
            <text:p>2143700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40" calcext:value-type="float">
            <text:p>2840</text:p>
          </table:table-cell>
          <table:table-cell office:value-type="float" office:value="20200" calcext:value-type="float">
            <text:p>20200</text:p>
          </table:table-cell>
          <table:table-cell office:value-type="float" office:value="576000" calcext:value-type="float">
            <text:p>576000</text:p>
          </table:table-cell>
          <table:table-cell table:formula="of:=SUM([.B7];[.D7])" office:value-type="float" office:value="578840" calcext:value-type="float">
            <text:p>578840</text:p>
          </table:table-cell>
          <table:table-cell office:value-type="percentage" office:value="0.96" calcext:value-type="percentage">
            <text:p>96,00%</text:p>
          </table:table-cell>
        </table:table-row>
        <calcext:conditional-formats>
          <calcext:conditional-format calcext:target-range-address="'NFS-2023-nTE'.B2:'NFS-2023-n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C2:'NFS-2023-n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D2:'NFS-2023-n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E2:'NFS-2023-n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F2:'NFS-2023-n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145000" calcext:value-type="float">
            <text:p>145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145000" calcext:value-type="float">
            <text:p>14500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float" office:value="942" calcext:value-type="float">
            <text:p>942</text:p>
          </table:table-cell>
          <table:table-cell table:formula="of:=SUM([.B3];[.D3])" office:value-type="float" office:value="1830" calcext:value-type="float">
            <text:p>183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140</text:p>
          </table:table-cell>
          <table:table-cell table:formula="of:=SUM([.B4];[.D4])" office:value-type="float" office:value="1238" calcext:value-type="float">
            <text:p>123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1490" calcext:value-type="float">
            <text:p>1490</text:p>
          </table:table-cell>
          <table:table-cell table:formula="of:=SUM([.B5];[.D5])" office:value-type="float" office:value="2158" calcext:value-type="float">
            <text:p>215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formula="of:=SUM([.B6];[.D6])" office:value-type="float" office:value="11236" calcext:value-type="float">
            <text:p>11236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79000" calcext:value-type="float">
            <text:p>79000</text:p>
          </table:table-cell>
          <table:table-cell table:formula="of:=SUM([.B7];[.D7])" office:value-type="float" office:value="79283" calcext:value-type="float">
            <text:p>79283</text:p>
          </table:table-cell>
          <table:table-cell office:value-type="percentage" office:value="0.97" calcext:value-type="percentage">
            <text:p>97,00%</text:p>
          </table:table-cell>
        </table:table-row>
        <calcext:conditional-formats>
          <calcext:conditional-format calcext:target-range-address="'HIKARI-2021'.B2:'HIKARI-2021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C2:'HIKARI-2021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D2:'HIKARI-2021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E2:'HIKARI-2021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F2:'HIKARI-202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21:10:55.9266403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47:17.608029604</meta:creation-date>
    <dc:date>2024-04-26T10:50:11.339671923</dc:date>
    <meta:editing-duration>PT20H55M5S</meta:editing-duration>
    <meta:editing-cycles>27</meta:editing-cycles>
    <meta:generator>LibreOffice/7.6.6.3$Linux_X86_64 LibreOffice_project/60$Build-3</meta:generator>
    <meta:document-statistic meta:table-count="3" meta:cell-count="126" meta:object-count="0"/>
  </office:meta>
</office:document-meta>
</file>